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justify" style:justify-single-word="false"/>
    </style:style>
    <style:style style:name="P3" style:family="paragraph" style:parent-style-name="Standard">
      <style:paragraph-properties fo:line-height="115%" fo:text-align="justify" style:justify-single-word="false" fo:orphans="0" fo:widows="0">
        <style:tab-stops>
          <style:tab-stop style:position="0in"/>
        </style:tab-stops>
      </style:paragraph-properties>
    </style:style>
    <style:style style:name="P4" style:family="paragraph" style:parent-style-name="Standard">
      <style:paragraph-properties fo:line-height="115%" fo:orphans="0" fo:widows="0"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master-page-name="Standard">
      <style:paragraph-properties fo:line-height="115%" fo:text-align="end" style:justify-single-word="false" style:page-number="1"/>
    </style:style>
    <style:style style:name="P7" style:family="paragraph" style:parent-style-name="Title">
      <style:paragraph-properties fo:text-align="justify" style:justify-single-word="false"/>
    </style:style>
    <style:style style:name="P8" style:family="paragraph" style:parent-style-name="Title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ubtitle">
      <style:paragraph-properties fo:text-align="justify" style:justify-single-word="false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background-color="#ffff00"/>
    </style:style>
    <style:style style:name="T4" style:family="text">
      <style:text-properties fo:font-size="12pt" fo:font-weight="bold" style:font-size-asian="12pt" style:font-weight-asian="bold" style:font-size-complex="12pt" style:font-weight-complex="bold" fo:background-color="#ffff00"/>
    </style:style>
    <style:style style:name="T5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Medellín, 29 de abril de 2026</text:span></text:p>
      <text:p text:style-name="P1"/>
      <text:p text:style-name="P1"/>
      <text:p text:style-name="P1">Ingeniera</text:p>
      <text:p text:style-name="P1"><text:span text:style-name="T2">LELY ADRIANA LUENGAS CONTRERAS</text:span></text:p>
      <text:p text:style-name="P3">Editora Revista Tecnura</text:p>
      <text:p text:style-name="P3">Facultad Tecnológica</text:p>
      <text:p text:style-name="P3">Universidad Distrital Francisco José de Caldas</text:p>
      <text:p text:style-name="P3">Bogotá D.C., Colombia</text:p>
      <text:p text:style-name="P4"/>
      <text:p text:style-name="P4"/>
      <text:p text:style-name="P4"><text:bookmark text:name="_heading=h.gjdgxs"/>Referencia: <text:span text:style-name="T2">Solicitud de evaluación de un artículo para su posible publicación en la revista Tecnura</text:span></text:p>
      <text:p text:style-name="P4"/>
      <text:p text:style-name="P4"/>
      <text:p text:style-name="P7"><text:span text:style-name="T4">Edier Vicente Aristizábal Giraldo</text:span><text:span text:style-name="T5">, autor del artículo titulado: “</text:span><text:span text:style-name="T4">Implementación de Procesos Gaussianos para la evaluación de la susceptibilidad por movimientos en masa</text:span><text:span text:style-name="T5">”, sometemos dicho artículo a consideración de la revista “Tecnura” para su posible publicación. </text:span></text:p>
      <text:p text:style-name="P8"/>
      <text:p text:style-name="P7"><text:span text:style-name="T5">El autor certifica la originalidad y el carácter inédito del artículo, y declara que el mismo no ha sido publicado previamente, ni está siendo sometido a otra publicación.</text:span></text:p>
      <text:p text:style-name="P9"/>
      <text:p text:style-name="P5">El autor declara que es el único responsable del contenido del artículo.</text:p>
      <text:p text:style-name="P5"/>
      <text:p text:style-name="P5">En caso de que el artículo sea aprobado para su publicación en la revista Tecnura, el autor está de acuerdo con ceder los derechos de publicación a la revista Tecnura de la Universidad Distrital Francisco José de Caldas. </text:p>
      <text:p text:style-name="P2"/>
      <text:p text:style-name="P2">El autor del artículo autoriza de manera expresa e inequívoca a la revista Tecnura para almacenar, usar, y disponer de los datos que han sido suministrados en el formulario de información articulo-autor. Esta información es y será utilizada en el desarrollo de las funciones propias de la revista Tecnura y los Sistemas de Indexación y Resumen nacionales e internacionales donde la misma se encuentra indexada.</text:p>
      <text:p text:style-name="P2"/>
      <text:p text:style-name="P3">Cordialmente,</text:p>
      <text:p text:style-name="P3"><text:soft-page-break/></text:p>
      <text:p text:style-name="P3"/>
      <text:p text:style-name="P3">_________________________________________</text:p>
      <text:p text:style-name="P1"><text:span text:style-name="T3">Edier Vicente Aristizábal Giraldo</text:span></text:p>
      <text:p text:style-name="P1"><text:span text:style-name="T1">Departamento de Geociencias y Medio Ambiente, Facultad de Minas, Universidad Nacional de Colombia, sede Medellín</text:span></text:p>
      <text:p text:style-name="P1"><text:span text:style-name="T1">evaristizabalg@unal.edu.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hyphenation-ladder-count="no-limit"/>
      <style:text-properties fo:font-size="14pt" style:font-size-asian="14pt" style:language-asian="ar" style:country-asian="SA" style:font-size-complex="10pt" fo:hyphenate="false" fo:hyphenation-remain-char-count="2" fo:hyphenation-push-char-count="2"/>
    </style:style>
    <style:style style:name="Párrafo_20_de_20_lista1" style:display-name="Párrafo de lista1" style:family="paragraph" style:parent-style-name="normal" style:default-outline-level="">
      <style:paragraph-properties fo:margin-left="0.5in" fo:margin-right="0in" fo:text-indent="0in" style:auto-text-indent="false"/>
    </style:style>
    <style:style style:name="br-t1sinnumero" style:family="paragraph" style:default-outline-level="">
      <style:paragraph-properties fo:margin-top="0.25in" fo:margin-bottom="0.1665in" loext:contextual-spacing="false" fo:text-align="center" style:justify-single-word="false" fo:keep-together="always" fo:orphans="2" fo:widows="2" fo:keep-with-next="always" style:writing-mode="lr-tb"/>
      <style:text-properties style:font-name="Arial" fo:font-family="Arial" style:font-family-generic="roman" style:font-pitch="variable" fo:font-size="12pt" fo:font-weight="bold" style:font-size-asian="12pt" style:language-asian="es" style:country-asian="ES" style:font-weight-asian="bold"/>
    </style:style>
    <style:style style:name="List_20_Paragraph" style:display-name="List Paragraph" style:family="paragraph" style:parent-style-name="normal" style:default-outline-level="">
      <style:paragraph-properties fo:margin-left="0.4917in" fo:margin-right="0in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/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Car" style:display-name="Título Car" style:family="text">
      <style:text-properties fo:font-size="14pt" style:font-size-asian="14pt" style:language-asian="ar" style:country-asian="SA"/>
    </style:style>
    <style:style style:name="Subtítulo_20_Car" style:display-name="Subtítulo C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7T03:01:00</meta:creation-date>
    <meta:initial-creator>Cesar Augusto Hernandez Suarez</meta:initial-creator>
    <meta:document-statistic meta:table-count="0" meta:image-count="0" meta:object-count="0" meta:page-count="2" meta:paragraph-count="18" meta:word-count="232" meta:character-count="1580" meta:non-whitespace-character-count="1364"/>
    <meta:generator>LibreOfficeDev/6.0.5.2$Linux_X86_64 LibreOffice_project/</meta:generator>
  </office:meta>
</office:document-meta>
</file>